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instrukce" style:family="text">
      <style:text-properties style:use-window-font-color="true"/>
    </style:style>
    <style:style style:name="T19" style:parent-style-name="instrukce" style:family="text">
      <style:text-properties style:use-window-font-color="true"/>
    </style:style>
    <style:style style:name="T20" style:parent-style-name="instrukce" style:family="text">
      <style:text-properties style:use-window-font-color="true"/>
    </style:style>
    <style:style style:name="T21" style:parent-style-name="instrukce" style:family="text">
      <style:text-properties style:use-window-font-color="true"/>
    </style:style>
    <style:style style:name="P22" style:parent-style-name="podpis" style:family="paragraph">
      <style:paragraph-properties fo:margin-top="0.3333in"/>
    </style:style>
    <style:style style:name="T23" style:parent-style-name="instrukce" style:family="text">
      <style:text-properties style:use-window-font-color="true"/>
    </style:style>
    <style:style style:name="T24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4/2024</text:p>
            <text:p text:style-name="Normální">KVOP-5462/2024</text:p>
            <text:p text:style-name="Normální">07. 02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M. V. F.</text:p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<text:s/>vyřízení žádosti o informace</text:h>
      <text:h text:style-name="Nadpis1" text:outline-level="1">podle zákona č. 106/1999 Sb., o svobodném přístupu k informacím</text:h>
      <text:p text:style-name="Základnítext">Vážený pane V. F.,</text:p>
      <text:p text:style-name="Základnítext">dne 6. února 2024 obdržela Kancelář veřejného ochránce práv Vaši žádost o informace. Žádáte o informaci o dostupnosti Sborníku stanovisek<text:s/>veřejného ochránce práv Vězeňství II a ptáte se, zda existují i jiné sborníky týkající se vězeňství.</text:p>
      <text:p text:style-name="Základnítext"><text:span text:style-name="Silné">Dáváme Vám tyto informace</text:span>:</text:p>
      <text:p text:style-name="Základnítext"><text:span text:style-name="T18">V edici Sborníky stanovisek dosud Kancelář veřejného ochránce práv vydala 27 sborníků zaměřených na různá témata (např. památko</text:span><text:span text:style-name="T19">vá péče, ochrana zvířat, důchody, atd.). Všechny jsou zdarma dostupné online na</text:span><text:span text:style-name="instrukce"><text:s/></text:span><text:a xlink:href="https://www.ochrance.cz/vystupy/edice-stanoviska/" office:target-frame-name="_top" xlink:show="replace"><text:span text:style-name="Hypertextovýodkaz">https://www.ochrance.cz/vystupy/edice-stanoviska/</text:span></text:a><text:span text:style-name="T20">. Sborník stanovisek Vězeňství II z roku 2019, který Vám zas</text:span><text:span text:style-name="T21">ílám přílohou, je dosud poslední vydaný k vězeňské problematice. Žádné novější vydání není k dispozici a ani se v současné době nepřipravuje.</text:span></text:p>
      <text:p text:style-name="Základnítext">S pozdravem</text:p>
      <text:p text:style-name="Základnítext"/>
      <text:p text:style-name="Základnítext"/>
      <text:p text:style-name="P22">JUDr. Pavel Pořízek, Ph.D.</text:p>
      <text:p text:style-name="podpis">vedoucí Kanceláře veřejného ochránce práv</text:p>
      <text:p text:style-name="Normální"/>
      <text:p text:style-name="Normální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a</text:p>
      <text:p text:style-name="Normální"><text:span text:style-name="T23">Sborník<text:s/></text:span><text:span text:style-name="T24">stanovisek veřejného ochránce práv Vězeňství I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6ZNN*</text:span></text:p>
        <text:p text:style-name="P12"><text:span text:style-name="T13">KVOPX00E6ZNN</text:span>KVOPX00E6ZNN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3-11T10:34:00Z</meta:creation-date>
    <dc:date>2024-03-11T10:35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173" meta:character-count="1194" meta:row-count="8" meta:non-whitespace-character-count="1023"/>
  </office:meta>
</office:document-meta>
</file>